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6cm" fo:min-width="3.272cm"/>
    </style:style>
    <style:style style:name="gr2" style:family="graphic" style:parent-style-name="standard">
      <style:graphic-properties draw:auto-grow-height="false" fo:min-height="0.889cm" fo:min-width="4.957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5.215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5" style:family="graphic" style:parent-style-name="standard">
      <style:graphic-properties draw:auto-grow-height="false" fo:min-height="0.992cm" fo:min-width="4.552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989cm" fo:min-width="4.168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2.794cm" svg:x="8.874cm" svg:y="6.715cm">
          <text:p text:style-name="P1">Autonomous-drive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layer="layout" svg:width="5.715cm" svg:height="1.397cm" svg:x="3.794cm" svg:y="11.033cm">
          <text:p>Arduino Adapto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5.715cm" svg:height="1.524cm" svg:x="1.635cm" svg:y="13.446cm">
          <text:p text:style-name="P1">Dual-Motors 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524cm" svg:x="7.985cm" svg:y="13.446cm">
          <text:p text:style-name="P1">Ultra-Sonic Dri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397cm" svg:x="10.398cm" svg:y="10.906cm">
          <text:p text:style-name="P1">LED Driver</text:p>
          <draw:enhanced-geometry svg:viewBox="0 0 21600 21600" draw:type="rectangle" draw:enhanced-path="M 0 0 L 21600 0 21600 21600 0 21600 0 0 Z N"/>
        </draw:custom-shape>
        <draw:custom-shape draw:style-name="gr5" draw:layer="layout" svg:width="5.334cm" svg:height="1.524cm" svg:x="14.97cm" svg:y="10.779cm">
          <text:p>MPI Controll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1" draw:layer="layout" svg:width="5.08cm" svg:height="1.651cm" svg:x="15.097cm" svg:y="13.446cm">
          <text:p text:style-name="P1">RF24 Plugi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text-style-name="P2" draw:layer="layout" svg:x1="11.668cm" svg:y1="9.509cm" svg:x2="6.334cm" svg:y2="11.033cm">
          <text:p/>
        </draw:line>
        <draw:line draw:style-name="gr7" draw:text-style-name="P2" draw:layer="layout" svg:x1="11.668cm" svg:y1="9.509cm" svg:x2="12.303cm" svg:y2="10.906cm">
          <text:p/>
        </draw:line>
        <draw:line draw:style-name="gr7" draw:text-style-name="P2" draw:layer="layout" svg:x1="11.669cm" svg:y1="9.51cm" svg:x2="17.637cm" svg:y2="10.779cm">
          <text:p/>
        </draw:line>
        <draw:line draw:style-name="gr7" draw:text-style-name="P2" draw:layer="layout" svg:x1="6.208cm" svg:y1="12.43cm" svg:x2="11.16cm" svg:y2="13.446cm">
          <text:p/>
        </draw:line>
        <draw:line draw:style-name="gr7" draw:text-style-name="P2" draw:layer="layout" svg:x1="6.208cm" svg:y1="12.43cm" svg:x2="4.429cm" svg:y2="13.446cm">
          <text:p/>
        </draw:line>
        <draw:line draw:style-name="gr7" draw:text-style-name="P2" draw:layer="layout" svg:x1="17.765cm" svg:y1="12.303cm" svg:x2="17.764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0:57:23.888279455</meta:creation-date>
    <dc:date>2019-03-04T14:37:40.216522506</dc:date>
    <meta:editing-duration>PT3H30M5S</meta:editing-duration>
    <meta:editing-cycles>2</meta:editing-cycles>
    <meta:generator>LibreOffice/6.0.6.2$Linux_X86_64 LibreOffice_project/00m0$Build-2</meta:generator>
    <meta:document-statistic meta:object-count="13"/>
  </office:meta>
</office:document-meta>
</file>